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face style:name="FreeSans2" svg:font-family="FreeSans" style:font-family-generic="swiss"/>
    <style:font-face style:name="Droid Sans Fallback1" svg:font-family="'Droid Sans Fallback'"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paragraph-rsid="00122264" style:font-weight-asian="bold"/>
    </style:style>
    <style:style style:name="P2" style:family="paragraph" style:parent-style-name="Standard">
      <style:paragraph-properties fo:text-align="justify" style:justify-single-word="false"/>
      <style:text-properties fo:font-weight="bold" officeooo:paragraph-rsid="00122264" style:font-weight-asian="bold"/>
    </style:style>
    <style:style style:name="P3" style:family="paragraph" style:parent-style-name="Standard">
      <style:paragraph-properties fo:margin-left="0cm" fo:margin-right="0cm" fo:margin-top="0.423cm" fo:margin-bottom="0.423cm" loext:contextual-spacing="false" fo:text-align="justify" style:justify-single-word="false" fo:text-indent="0.953cm" style:auto-text-indent="false"/>
      <style:text-properties officeooo:paragraph-rsid="0013ea97"/>
    </style:style>
    <style:style style:name="P4" style:family="paragraph" style:parent-style-name="Standard">
      <style:paragraph-properties fo:margin-left="0cm" fo:margin-right="0cm" fo:margin-top="0.423cm" fo:margin-bottom="0.423cm" loext:contextual-spacing="false" fo:text-align="justify" style:justify-single-word="false" fo:text-indent="0.953cm" style:auto-text-indent="false"/>
      <style:text-properties style:text-underline-style="none" officeooo:paragraph-rsid="00122264"/>
    </style:style>
    <style:style style:name="P5" style:family="paragraph" style:parent-style-name="Standard">
      <style:paragraph-properties fo:margin-left="0cm" fo:margin-right="0cm" fo:margin-top="0.423cm" fo:margin-bottom="0.423cm" loext:contextual-spacing="false" fo:text-align="justify" style:justify-single-word="false" fo:text-indent="0.953cm" style:auto-text-indent="false"/>
      <style:text-properties style:text-underline-style="none" officeooo:paragraph-rsid="0013ea97"/>
    </style:style>
    <style:style style:name="P6" style:family="paragraph" style:parent-style-name="Standard">
      <style:paragraph-properties fo:margin-left="0cm" fo:margin-right="0cm" fo:margin-top="0.423cm" fo:margin-bottom="0.423cm" loext:contextual-spacing="false" fo:text-align="justify" style:justify-single-word="false" fo:text-indent="0.953cm" style:auto-text-indent="false">
        <style:tab-stops>
          <style:tab-stop style:position="0cm"/>
        </style:tab-stops>
      </style:paragraph-properties>
      <style:text-properties style:text-underline-style="none" fo:font-weight="bold" officeooo:paragraph-rsid="0013ea97" style:font-weight-asian="bold"/>
    </style:style>
    <style:style style:name="P7" style:family="paragraph" style:parent-style-name="Standard">
      <style:paragraph-properties fo:margin-left="0cm" fo:margin-right="0cm" fo:margin-top="0.423cm" fo:margin-bottom="0.423cm" loext:contextual-spacing="false" fo:text-align="justify" style:justify-single-word="false" fo:text-indent="0.953cm" style:auto-text-indent="false"/>
      <style:text-properties style:text-underline-style="none" fo:font-weight="bold" officeooo:paragraph-rsid="0013ea97" style:font-weight-asian="bold"/>
    </style:style>
    <style:style style:name="P8" style:family="paragraph" style:parent-style-name="Standard">
      <style:paragraph-properties fo:margin-left="0cm" fo:margin-right="0cm" fo:margin-top="0.423cm" fo:margin-bottom="0.423cm" loext:contextual-spacing="false" fo:text-align="justify" style:justify-single-word="false" fo:text-indent="0.953cm" style:auto-text-indent="false"/>
      <style:text-properties style:text-underline-style="solid" style:text-underline-width="auto" style:text-underline-color="font-color" fo:font-weight="bold" officeooo:paragraph-rsid="0013ea97" style:font-weight-asian="bold"/>
    </style:style>
    <style:style style:name="P9" style:family="paragraph" style:parent-style-name="Standard">
      <style:paragraph-properties fo:margin-left="0cm" fo:margin-right="0cm" fo:margin-top="0.423cm" fo:margin-bottom="0.423cm" loext:contextual-spacing="false" fo:text-align="justify" style:justify-single-word="false" fo:text-indent="0.953cm" style:auto-text-indent="false"/>
      <style:text-properties fo:language="es" fo:country="ES" style:text-underline-style="none" officeooo:paragraph-rsid="00122264" style:language-asian="es" style:country-asian="ES"/>
    </style:style>
    <style:style style:name="P10" style:family="paragraph" style:parent-style-name="Standard">
      <style:paragraph-properties fo:margin-left="0cm" fo:margin-right="0cm" fo:margin-top="0.423cm" fo:margin-bottom="0.423cm" loext:contextual-spacing="false" fo:text-align="justify" style:justify-single-word="false" fo:text-indent="0.953cm" style:auto-text-indent="false">
        <style:tab-stops>
          <style:tab-stop style:position="20.294cm"/>
        </style:tab-stops>
      </style:paragraph-properties>
      <style:text-properties fo:language="es" fo:country="ES" style:text-underline-style="none" officeooo:paragraph-rsid="0013ea97" style:language-asian="es" style:country-asian="ES"/>
    </style:style>
    <style:style style:name="P11" style:family="paragraph" style:parent-style-name="Standard">
      <style:paragraph-properties fo:margin-left="0cm" fo:margin-right="0cm" fo:margin-top="0.423cm" fo:margin-bottom="0.423cm" loext:contextual-spacing="false" fo:text-align="justify" style:justify-single-word="false" fo:text-indent="0.953cm" style:auto-text-indent="false" fo:break-before="page">
        <style:tab-stops>
          <style:tab-stop style:position="0cm"/>
        </style:tab-stops>
      </style:paragraph-properties>
      <style:text-properties style:text-underline-style="none" officeooo:paragraph-rsid="0013ea97"/>
    </style:style>
    <style:style style:name="P12" style:family="paragraph" style:parent-style-name="Standard">
      <style:paragraph-properties fo:margin-left="0cm" fo:margin-right="0cm" fo:margin-top="0.423cm" fo:margin-bottom="0.423cm" loext:contextual-spacing="false" fo:text-align="justify" style:justify-single-word="false" fo:text-indent="0cm" style:auto-text-indent="false">
        <style:tab-stops>
          <style:tab-stop style:position="0cm"/>
        </style:tab-stops>
      </style:paragraph-properties>
      <style:text-properties style:text-underline-style="none" officeooo:paragraph-rsid="0013ea97"/>
    </style:style>
    <style:style style:name="P13" style:family="paragraph" style:parent-style-name="Standard">
      <style:paragraph-properties fo:margin-left="0cm" fo:margin-right="0cm" fo:margin-top="0.423cm" fo:margin-bottom="0.423cm" loext:contextual-spacing="false" fo:text-align="justify" style:justify-single-word="false" fo:text-indent="0cm" style:auto-text-indent="false"/>
      <style:text-properties style:text-underline-style="none" officeooo:paragraph-rsid="0014c545"/>
    </style:style>
    <style:style style:name="P14" style:family="paragraph" style:parent-style-name="Standard">
      <style:paragraph-properties fo:margin-left="0cm" fo:margin-right="0cm" fo:margin-top="0.423cm" fo:margin-bottom="0.423cm" loext:contextual-spacing="false" fo:text-align="justify" style:justify-single-word="false" fo:text-indent="0cm" style:auto-text-indent="false"/>
      <style:text-properties officeooo:paragraph-rsid="00122264"/>
    </style:style>
    <style:style style:name="P15" style:family="paragraph" style:parent-style-name="Standard">
      <style:paragraph-properties fo:margin-left="0cm" fo:margin-right="0cm" fo:margin-top="0.423cm" fo:margin-bottom="0.423cm" loext:contextual-spacing="false" fo:text-align="justify" style:justify-single-word="false" fo:text-indent="0cm" style:auto-text-indent="false">
        <style:tab-stops>
          <style:tab-stop style:position="0cm"/>
        </style:tab-stops>
      </style:paragraph-properties>
      <style:text-properties officeooo:paragraph-rsid="0013ea97"/>
    </style:style>
    <style:style style:name="P16" style:family="paragraph" style:parent-style-name="Standard">
      <style:paragraph-properties fo:margin-top="0.423cm" fo:margin-bottom="0.423cm" loext:contextual-spacing="false" fo:text-align="justify" style:justify-single-word="false"/>
      <style:text-properties officeooo:paragraph-rsid="0014c545"/>
    </style:style>
    <style:style style:name="P17" style:family="paragraph" style:parent-style-name="Standard">
      <style:paragraph-properties fo:margin-top="0.423cm" fo:margin-bottom="0.423cm" loext:contextual-spacing="false" fo:text-align="justify" style:justify-single-word="false">
        <style:tab-stops>
          <style:tab-stop style:position="0cm"/>
        </style:tab-stops>
      </style:paragraph-properties>
      <style:text-properties style:text-underline-style="solid" style:text-underline-width="auto" style:text-underline-color="font-color" fo:font-weight="bold" officeooo:paragraph-rsid="0013ea97" style:font-weight-asian="bold"/>
    </style:style>
    <style:style style:name="P18" style:family="paragraph" style:parent-style-name="Standard">
      <style:paragraph-properties fo:margin-top="0.423cm" fo:margin-bottom="0.423cm" loext:contextual-spacing="false" fo:text-align="justify" style:justify-single-word="false"/>
      <style:text-properties style:text-underline-style="solid" style:text-underline-width="auto" style:text-underline-color="font-color" officeooo:paragraph-rsid="0013ea97"/>
    </style:style>
    <style:style style:name="P19" style:family="paragraph" style:parent-style-name="Standard">
      <style:paragraph-properties fo:margin-left="1.251cm" fo:margin-right="0cm" fo:margin-top="0.423cm" fo:margin-bottom="0.423cm" loext:contextual-spacing="false" fo:text-align="justify" style:justify-single-word="false" fo:text-indent="0cm" style:auto-text-indent="false"/>
      <style:text-properties officeooo:paragraph-rsid="00122264"/>
    </style:style>
    <style:style style:name="P20" style:family="paragraph" style:parent-style-name="Standard">
      <style:paragraph-properties fo:margin-left="1.251cm" fo:margin-right="0cm" fo:margin-top="0.423cm" fo:margin-bottom="0.423cm" loext:contextual-spacing="false" fo:text-align="justify" style:justify-single-word="false" fo:text-indent="0cm" style:auto-text-indent="false"/>
      <style:text-properties officeooo:paragraph-rsid="0013ea97"/>
    </style:style>
    <style:style style:name="P21" style:family="paragraph" style:parent-style-name="Standard">
      <style:paragraph-properties fo:margin-left="0.318cm" fo:margin-right="0cm" fo:margin-top="0.423cm" fo:margin-bottom="0.423cm" loext:contextual-spacing="false" fo:text-align="justify" style:justify-single-word="false" fo:text-indent="0cm" style:auto-text-indent="false">
        <style:tab-stops>
          <style:tab-stop style:position="0.318cm"/>
        </style:tab-stops>
      </style:paragraph-properties>
      <style:text-properties style:text-underline-style="none" officeooo:paragraph-rsid="0013ea97"/>
    </style:style>
    <style:style style:name="P22" style:family="paragraph" style:parent-style-name="Standard">
      <style:paragraph-properties fo:margin-left="0.318cm" fo:margin-right="0cm" fo:margin-top="0.423cm" fo:margin-bottom="0.423cm" loext:contextual-spacing="false" fo:text-align="justify" style:justify-single-word="false" fo:text-indent="0.635cm" style:auto-text-indent="false"/>
      <style:text-properties style:text-underline-style="none" officeooo:paragraph-rsid="0013ea97"/>
    </style:style>
    <style:style style:name="P23" style:family="paragraph" style:parent-style-name="Standard">
      <style:paragraph-properties fo:margin-left="0.635cm" fo:margin-right="0cm" fo:margin-top="0.423cm" fo:margin-bottom="0.423cm" loext:contextual-spacing="false" fo:text-align="justify" style:justify-single-word="false" fo:text-indent="0cm" style:auto-text-indent="false"/>
      <style:text-properties style:text-underline-style="none" officeooo:paragraph-rsid="0013ea97"/>
    </style:style>
    <style:style style:name="P24" style:family="paragraph" style:parent-style-name="Standard" style:master-page-name="Standard">
      <style:paragraph-properties fo:text-align="center" style:justify-single-word="false" style:page-number="auto"/>
      <style:text-properties fo:font-weight="bold" officeooo:paragraph-rsid="00122264" style:font-weight-asian="bold"/>
    </style:style>
    <style:style style:name="P25" style:family="paragraph" style:parent-style-name="Standard">
      <style:paragraph-properties fo:margin-left="0cm" fo:margin-right="0cm" fo:margin-top="0.423cm" fo:margin-bottom="0.423cm" loext:contextual-spacing="false" fo:text-align="justify" style:justify-single-word="false" fo:text-indent="0cm" style:auto-text-indent="false"/>
      <style:text-properties fo:font-size="14pt" style:text-underline-style="solid" style:text-underline-width="auto" style:text-underline-color="font-color" fo:font-weight="bold" officeooo:paragraph-rsid="00122264" style:font-size-asian="14pt" style:font-weight-asian="bold" style:font-size-complex="14pt"/>
    </style:style>
    <style:style style:name="P26" style:family="paragraph" style:parent-style-name="Standard">
      <style:paragraph-properties fo:margin-left="0cm" fo:margin-right="0cm" fo:margin-top="0.423cm" fo:margin-bottom="0.423cm" loext:contextual-spacing="false" fo:text-align="justify" style:justify-single-word="false" fo:text-indent="0cm" style:auto-text-indent="false"/>
      <style:text-properties style:text-underline-style="none" officeooo:paragraph-rsid="0013ea97"/>
    </style:style>
    <style:style style:name="P27" style:family="paragraph" style:parent-style-name="Standard">
      <style:paragraph-properties fo:margin-left="1.251cm" fo:margin-right="0cm" fo:margin-top="0.423cm" fo:margin-bottom="0.423cm" loext:contextual-spacing="false" fo:text-align="justify" style:justify-single-word="false" fo:text-indent="0cm" style:auto-text-indent="false"/>
      <style:text-properties fo:font-size="13pt" style:text-underline-style="none" fo:font-weight="bold" officeooo:paragraph-rsid="00122264" style:font-size-asian="13pt" style:font-weight-asian="bold" style:font-size-complex="13pt"/>
    </style:style>
    <style:style style:name="P28" style:family="paragraph" style:parent-style-name="Standard">
      <style:paragraph-properties fo:margin-left="1.251cm" fo:margin-right="0cm" fo:margin-top="0.423cm" fo:margin-bottom="0.423cm" loext:contextual-spacing="false" fo:text-align="justify" style:justify-single-word="false" fo:text-indent="0cm" style:auto-text-indent="false"/>
      <style:text-properties fo:font-size="13pt" style:text-underline-style="none" fo:font-weight="bold" officeooo:paragraph-rsid="0013ea97" style:font-size-asian="13pt" style:font-weight-asian="bold" style:font-size-complex="13pt"/>
    </style:style>
    <style:style style:name="P29" style:family="paragraph" style:parent-style-name="Standard">
      <style:paragraph-properties fo:margin-left="1.251cm" fo:margin-right="0cm" fo:margin-top="0.423cm" fo:margin-bottom="0.423cm" loext:contextual-spacing="false" fo:text-align="justify" style:justify-single-word="false" fo:text-indent="0cm" style:auto-text-indent="false"/>
      <style:text-properties style:text-underline-style="none" officeooo:paragraph-rsid="00122264"/>
    </style:style>
    <style:style style:name="P30" style:family="paragraph" style:parent-style-name="Standard">
      <style:paragraph-properties fo:margin-left="1.251cm" fo:margin-right="0cm" fo:margin-top="0.423cm" fo:margin-bottom="0.423cm" loext:contextual-spacing="false" fo:text-align="justify" style:justify-single-word="false" fo:text-indent="0cm" style:auto-text-indent="false"/>
      <style:text-properties style:text-underline-style="none" officeooo:paragraph-rsid="0013ea97"/>
    </style:style>
    <style:style style:name="P31" style:family="paragraph" style:parent-style-name="Standard" style:list-style-name="L35">
      <style:paragraph-properties fo:margin-top="0.423cm" fo:margin-bottom="0.423cm" loext:contextual-spacing="false" fo:text-align="justify" style:justify-single-word="false"/>
      <style:text-properties officeooo:paragraph-rsid="00122264"/>
    </style:style>
    <style:style style:name="P32" style:family="paragraph" style:parent-style-name="Standard" style:list-style-name="L36">
      <style:paragraph-properties fo:margin-top="0.423cm" fo:margin-bottom="0.423cm" loext:contextual-spacing="false" fo:text-align="justify" style:justify-single-word="false"/>
      <style:text-properties officeooo:paragraph-rsid="0013ea97"/>
    </style:style>
    <style:style style:name="P33" style:family="paragraph" style:parent-style-name="Standard" style:list-style-name="L36">
      <style:paragraph-properties fo:margin-top="0.423cm" fo:margin-bottom="0.423cm" loext:contextual-spacing="false" fo:text-align="justify" style:justify-single-word="false"/>
      <style:text-properties officeooo:paragraph-rsid="0014c545"/>
    </style:style>
    <style:style style:name="P34" style:family="paragraph" style:parent-style-name="Standard" style:list-style-name="L37">
      <style:paragraph-properties fo:margin-top="0.423cm" fo:margin-bottom="0.423cm" loext:contextual-spacing="false" fo:text-align="justify" style:justify-single-word="false"/>
      <style:text-properties style:text-underline-style="none" fo:font-weight="bold" officeooo:paragraph-rsid="0014c545" style:font-weight-asian="bold"/>
    </style:style>
    <style:style style:name="P35" style:family="paragraph" style:parent-style-name="Standard">
      <style:paragraph-properties fo:margin-left="0.953cm" fo:margin-right="0cm" fo:margin-top="0.423cm" fo:margin-bottom="0.423cm" loext:contextual-spacing="false" fo:text-align="justify" style:justify-single-word="false" fo:text-indent="-0.635cm" style:auto-text-indent="false">
        <style:tab-stops>
          <style:tab-stop style:position="0.953cm"/>
        </style:tab-stops>
      </style:paragraph-properties>
      <style:text-properties style:text-underline-style="none" fo:font-weight="bold" officeooo:paragraph-rsid="0014c545" style:font-weight-asian="bold"/>
    </style:style>
    <style:style style:name="P36" style:family="paragraph" style:parent-style-name="Standard" style:list-style-name="WW8Num2">
      <style:paragraph-properties fo:margin-left="0.953cm" fo:margin-right="0cm" fo:margin-top="0.423cm" fo:margin-bottom="0.423cm" loext:contextual-spacing="false" fo:text-align="justify" style:justify-single-word="false" fo:text-indent="-0.953cm" style:auto-text-indent="false">
        <style:tab-stops>
          <style:tab-stop style:position="0.953cm"/>
        </style:tab-stops>
      </style:paragraph-properties>
      <style:text-properties officeooo:paragraph-rsid="0013ea97"/>
    </style:style>
    <style:style style:name="P37" style:family="paragraph">
      <style:paragraph-properties fo:text-align="center" style:writing-mode="lr-tb"/>
    </style:style>
    <style:style style:name="P38" style:family="paragraph">
      <style:paragraph-properties style:writing-mode="lr-tb"/>
    </style:style>
    <style:style style:name="P39" style:family="paragraph">
      <style:paragraph-properties fo:text-align="center" style:writing-mode="lr-tb">
        <style:tab-stops>
          <style:tab-stop style:position="2.87cm"/>
        </style:tab-stops>
      </style:paragraph-properties>
    </style:style>
    <style:style style:name="T1" style:family="text">
      <style:text-properties style:text-underline-style="none"/>
    </style:style>
    <style:style style:name="T2" style:family="text">
      <style:text-properties style:text-underline-style="none" officeooo:rsid="00122264"/>
    </style:style>
    <style:style style:name="T3" style:family="text">
      <style:text-properties style:text-underline-style="none" fo:font-weight="bold" style:font-weight-asian="bold"/>
    </style:style>
    <style:style style:name="T4" style:family="text">
      <style:text-properties style:text-underline-style="none" officeooo:rsid="0013ea97"/>
    </style:style>
    <style:style style:name="T5" style:family="text">
      <style:text-properties fo:font-style="italic" style:text-underline-style="none" style:font-style-asian="italic"/>
    </style:style>
    <style:style style:name="T6" style:family="text">
      <style:text-properties fo:font-style="italic" style:text-underline-style="none" officeooo:rsid="0013ea97" style:font-style-asian="italic"/>
    </style:style>
    <style:style style:name="T7" style:family="text">
      <style:text-properties fo:font-style="italic" style:text-underline-style="none" fo:font-weight="bold" style:font-style-asian="italic" style:font-weight-asian="bold"/>
    </style:style>
    <style:style style:name="T8" style:family="text">
      <style:text-properties fo:font-style="italic" style:text-underline-style="solid" style:text-underline-width="auto" style:text-underline-color="font-color" style:font-style-asian="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solid" style:text-underline-width="auto" style:text-underline-color="font-color" officeooo:rsid="00122264" style:font-style-asian="italic" style:font-style-complex="italic"/>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style>
    <style:style style:name="T13" style:family="text">
      <style:text-properties officeooo:rsid="0013ea97"/>
    </style:style>
    <style:style style:name="T14" style:family="text">
      <style:text-properties officeooo:rsid="0014c545"/>
    </style:style>
    <style:style style:name="T15" style:family="text">
      <style:text-properties officeooo:rsid="0015e38b"/>
    </style:style>
    <style:style style:name="T16" style:family="text">
      <style:text-properties style:use-window-font-color="true" style:font-name="Times New Roman" fo:font-size="10pt" fo:language="es" fo:country="ES" style:text-underline-style="solid" style:text-underline-width="auto" style:text-underline-color="font-color" style:text-underline-mode="skip-white-space" style:text-overline-mode="skip-white-space" style:text-line-through-mode="skip-white-space" style:font-name-asian="Times New Roman" style:font-size-asian="10pt" style:language-asian="zh" style:country-asian="CN" style:font-name-complex="Times New Roman" style:font-size-complex="10pt" style:language-complex="ar" style:country-complex="SA"/>
    </style:style>
    <style:style style:name="T17" style:family="text">
      <style:text-properties style:use-window-font-color="true" style:font-name="Times New Roman" fo:font-size="9pt" fo:language="es" fo:country="ES" style:text-underline-style="solid" style:text-underline-width="auto" style:text-underline-color="font-color" style:text-underline-mode="skip-white-space" style:text-overline-mode="skip-white-space" style:text-line-through-mode="skip-white-space" style:font-name-asian="Times New Roman" style:font-size-asian="9pt" style:language-asian="zh" style:country-asian="CN" style:font-name-complex="Times New Roman" style:font-size-complex="9pt" style:language-complex="ar" style:country-complex="SA"/>
    </style:style>
    <style:style style:name="T18" style:family="text">
      <style:text-properties style:use-window-font-color="true" style:font-name="Times New Roman" fo:font-size="12pt" fo:language="es" fo:country="ES" style:text-underline-style="none" style:text-underline-mode="skip-white-space" style:text-overline-mode="skip-white-space" style:text-line-through-mode="skip-white-space"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0pt" fo:language="es" fo:country="ES" style:text-underline-style="none" style:text-underline-mode="skip-white-space" style:text-overline-mode="skip-white-space" style:text-line-through-mode="skip-white-space" style:font-name-asian="Times New Roman" style:font-size-asian="10pt" style:font-name-complex="Times New Roman" style:font-size-complex="10pt" style:language-complex="ar" style:country-complex="SA"/>
    </style:style>
    <style:style style:name="T20" style:family="text">
      <style:text-properties style:use-window-font-color="true" style:font-name="Times New Roman" fo:font-size="12pt" fo:language="es" fo:country="ES" style:text-underline-style="none" style:text-underline-mode="skip-white-space" style:text-overline-mode="skip-white-space" style:text-line-through-mode="skip-white-space" style:font-name-asian="Times New Roman" style:font-size-asian="12pt" style:language-asian="es" style:country-asian="ES" style:font-name-complex="Times New Roman" style:font-size-complex="12pt" style:language-complex="ar" style:country-complex="SA"/>
    </style:style>
    <style:style style:name="fr1"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100%" fo:padding="0cm" fo:border="0.74pt solid #000000" draw:ole-draw-aspect="1" draw:visible-area-width="18.287cm" draw:visible-area-height="12.145cm">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3" style:family="graphic">
      <style:graphic-properties style:run-through="foreground"/>
    </style:style>
    <style:style style:name="gr4"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 style:family="graphic">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2.223cm" fo:min-width="3.563cm" fo:padding-top="0.229cm" fo:padding-bottom="0.229cm" fo:padding-left="0.441cm" fo:padding-right="0.441cm" fo:wrap-option="no-wrap" draw:shadow-color="#808080" style:run-through="foreground"/>
    </style:style>
    <style:style style:name="gr6"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7" style:family="graphic">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81cm" fo:min-width="1.339cm" fo:padding-top="0.229cm" fo:padding-bottom="0.229cm" fo:padding-left="0.441cm" fo:padding-right="0.441cm" fo:wrap-option="no-wrap" draw:shadow-color="#808080" style:run-through="foreground"/>
    </style:style>
    <style:style style:name="gr8" style:family="graphic">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439cm" fo:min-width="0.69cm" fo:padding-top="0.229cm" fo:padding-bottom="0.229cm" fo:padding-left="0.441cm" fo:padding-right="0.441cm" fo:wrap-option="no-wrap" draw:shadow-color="#808080" style:run-through="foreground"/>
    </style:style>
    <style:style style:name="gr9" style:family="graphic">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2.08cm" fo:min-width="0cm" fo:padding-top="0.229cm" fo:padding-bottom="0.229cm" fo:padding-left="0.441cm" fo:padding-right="0.441cm" fo:wrap-option="no-wrap" draw:shadow-color="#808080" style:run-through="foreground"/>
    </style:style>
    <style:style style:name="gr10" style:family="graphic">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cm" fo:min-width="1.021cm" fo:padding-top="0.229cm" fo:padding-bottom="0.229cm" fo:padding-left="0.441cm" fo:padding-right="0.441cm" fo:wrap-option="no-wrap" draw:shadow-color="#808080" style:run-through="foreground"/>
    </style:style>
    <style:style style:name="gr11" style:family="graphic">
      <style:graphic-properties draw:stroke="solid" svg:stroke-width="0.026cm" svg:stroke-color="#000000" draw:marker-start="msArrowEnd_20_5" draw:marker-start-width="0.212cm" draw:marker-start-center="false" draw:marker-end="msArrowEnd_20_5" draw:marker-end-width="0.212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2" style:family="graphic">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229cm" fo:padding-bottom="0.229cm" fo:padding-left="0.441cm" fo:padding-right="0.441cm" fo:wrap-option="no-wrap" draw:shadow-color="#808080" style:run-through="foreground"/>
    </style:style>
    <style:style style:name="gr13"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4" style:family="graphic">
      <style:graphic-properties draw:stroke="dash" draw:stroke-dash="Dash_20_3" svg:stroke-width="0.035cm" svg:stroke-color="#000000" draw:stroke-linejoin="miter" svg:stroke-linecap="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5" style:family="graphic">
      <style:graphic-properties draw:stroke="solid" svg:stroke-width="0.026cm" svg:stroke-color="#000000" draw:stroke-linejoin="miter" svg:stroke-linecap="square" draw:fill="solid" draw:fill-color="#ffffff" draw:textarea-horizontal-align="left" draw:textarea-vertical-align="top" draw:auto-grow-height="false" fo:min-height="1.129cm" fo:min-width="9.596cm" fo:padding-top="0.229cm" fo:padding-bottom="0.229cm" fo:padding-left="0.441cm" fo:padding-right="0.441cm" fo:wrap-option="wrap" draw:shadow-color="#808080" style:run-through="foreground"/>
    </style:style>
    <style:style style:name="gr16" style:family="graphic">
      <style:graphic-properties draw:stroke="solid" svg:stroke-width="0.026cm" svg:stroke-color="#000000" draw:stroke-linejoin="miter" svg:stroke-linecap="squar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gr17"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2.215cm" fo:min-width="1.961cm" fo:padding-top="0.127cm" fo:padding-bottom="0.127cm" fo:padding-left="0.254cm" fo:padding-right="0.254cm" fo:wrap-option="wrap" draw:shadow-color="#808080" style:run-through="foreground"/>
    </style:style>
    <style:style style:name="gr18" style:family="graphic">
      <style:graphic-properties draw:stroke="solid" svg:stroke-width="0.026cm" svg:stroke-color="#000000"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9" style:family="graphic">
      <style:graphic-properties draw:stroke="dash" draw:stroke-dash="Dash_20_4"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20" style:family="graphic">
      <style:graphic-properties draw:stroke="solid" svg:stroke-width="0.026cm" svg:stroke-color="#000000" draw:stroke-linejoin="miter" svg:stroke-linecap="square" draw:fill="none" draw:fill-color="#ffffff" draw:textarea-horizontal-align="left" draw:textarea-vertical-align="top" draw:auto-grow-height="false" fo:min-height="8.872cm" fo:min-width="0cm" fo:padding-top="0.229cm" fo:padding-bottom="0.229cm" fo:padding-left="0.441cm" fo:padding-right="0.441cm" fo:wrap-option="wrap" draw:shadow-color="#808080" style:run-through="foreground"/>
    </style:style>
    <style:style style:name="gr21" style:family="graphic">
      <style:graphic-properties draw:stroke="none" draw:fill="none" draw:fill-color="#ffffff" draw:textarea-horizontal-align="justify" draw:textarea-vertical-align="top" draw:auto-grow-height="false" draw:auto-grow-width="false" fo:padding-top="0.254cm" fo:padding-bottom="0.254cm" fo:padding-left="0.127cm" fo:padding-right="0.127cm" fo:wrap-option="wrap"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MA 2: BASES DE DATOS</text:p>
      <text:p text:style-name="P1"/>
      <text:p text:style-name="P1">CONCEPTOS BASICOS</text:p>
      <text:p text:style-name="P2"/>
      <text:p text:style-name="P25">¿QUÉ ES UN SISTEMA DE BASES DE DATOS?</text:p>
      <text:p text:style-name="P14"><text:span text:style-name="T2">Es </text:span><text:span text:style-name="T1">un sistema de almacenamiento de registros basado en medios informáticos, cuyo propósito general es el de registrar y mantener información.</text:span></text:p>
      <text:p text:style-name="P14"><text:span text:style-name="T1">Un sistema de base de datos, incluye cuatro componentes principales: </text:span><text:span text:style-name="T5">Datos, Hardware, Software y Usuarios</text:span><text:span text:style-name="T1">, todos ellos representados de forma gráfica en la siguiente figura y estudiados brevemente.</text:span></text:p>
      <text:p text:style-name="P4"><draw:g text:anchor-type="char" draw:z-index="0" draw:style-name="gr1"><draw:frame draw:style-name="gr2" draw:text-style-name="P37" svg:width="3.492cm" svg:height="1.269cm" svg:x="0.609cm" svg:y="7.633cm"><draw:text-box><text:p text:style-name="P37"><text:span text:style-name="T16">PROGRAMAS DE APLICACIÓN</text:span></text:p></draw:text-box></draw:frame><draw:g draw:style-name="gr3"><draw:line draw:style-name="gr4" draw:text-style-name="P37" svg:x1="4.738cm" svg:y1="0.021cm" svg:x2="4.738cm" svg:y2="7.957cm"><text:p/></draw:line><draw:line draw:style-name="gr4" draw:text-style-name="P37" svg:x1="4.738cm" svg:y1="7.957cm" svg:x2="11.086cm" svg:y2="7.957cm"><text:p/></draw:line><draw:line draw:style-name="gr4" draw:text-style-name="P37" svg:x1="11.088cm" svg:y1="0.021cm" svg:x2="11.088cm" svg:y2="7.957cm"><text:p/></draw:line><draw:line draw:style-name="gr4" draw:text-style-name="P37" svg:x1="4.738cm" svg:y1="0.021cm" svg:x2="5.054cm" svg:y2="0.021cm"><text:p/></draw:line><draw:line draw:style-name="gr4" draw:text-style-name="P37" svg:x1="11.085cm" svg:y1="0.021cm" svg:x2="10.769cm" svg:y2="0.021cm"><text:p/></draw:line><draw:custom-shape draw:style-name="gr5" draw:text-style-name="P38" svg:width="4.444cm" svg:height="5.079cm" svg:x="5.691cm" svg:y="1.29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6" draw:text-style-name="P38" svg:width="3.174cm" svg:height="0.634cm" svg:x="6.324cm" svg:y="1.6cm"><draw:text-box><text:p text:style-name="P38"><text:span text:style-name="T17">BASE DE </text:span><text:span text:style-name="T16">DATOS</text:span></text:p></draw:text-box></draw:frame><draw:line draw:style-name="gr4" draw:text-style-name="P37" svg:x1="4.738cm" svg:y1="0.653cm" svg:x2="5.054cm" svg:y2="0.337cm"><text:p/></draw:line><draw:line draw:style-name="gr4" draw:text-style-name="P37" svg:x1="4.738cm" svg:y1="1.288cm" svg:x2="5.054cm" svg:y2="0.972cm"><text:p/></draw:line><draw:line draw:style-name="gr4" draw:text-style-name="P37" svg:x1="4.738cm" svg:y1="1.923cm" svg:x2="5.054cm" svg:y2="1.607cm"><text:p/></draw:line><draw:line draw:style-name="gr4" draw:text-style-name="P37" svg:x1="4.738cm" svg:y1="2.558cm" svg:x2="5.054cm" svg:y2="2.242cm"><text:p/></draw:line><draw:line draw:style-name="gr4" draw:text-style-name="P37" svg:x1="4.738cm" svg:y1="3.193cm" svg:x2="5.054cm" svg:y2="2.877cm"><text:p/></draw:line><draw:line draw:style-name="gr4" draw:text-style-name="P37" svg:x1="4.738cm" svg:y1="3.828cm" svg:x2="5.054cm" svg:y2="3.512cm"><text:p/></draw:line><draw:custom-shape draw:style-name="gr7" draw:text-style-name="P38" svg:width="2.222cm" svg:height="1.269cm" svg:x="0.928cm" svg:y="0.655cm"><text:p/><draw:enhanced-geometry svg:viewBox="0 0 21600 21600" draw:type="rectangle" draw:enhanced-path="M 0 0 L 21600 0 21600 21600 0 21600 0 0 Z N"/></draw:custom-shape><draw:custom-shape draw:style-name="gr7" draw:text-style-name="P38" svg:width="2.222cm" svg:height="1.269cm" svg:x="0.928cm" svg:y="3.195cm"><text:p/><draw:enhanced-geometry svg:viewBox="0 0 21600 21600" draw:type="rectangle" draw:enhanced-path="M 0 0 L 21600 0 21600 21600 0 21600 0 0 Z N"/></draw:custom-shape><draw:custom-shape draw:style-name="gr7" draw:text-style-name="P38" svg:width="2.222cm" svg:height="1.269cm" svg:x="0.928cm" svg:y="5.417cm"><text:p/><draw:enhanced-geometry svg:viewBox="0 0 21600 21600" draw:type="rectangle" draw:enhanced-path="M 0 0 L 21600 0 21600 21600 0 21600 0 0 Z N"/></draw:custom-shape><draw:custom-shape draw:style-name="gr7" draw:text-style-name="P38" svg:width="2.222cm" svg:height="1.269cm" svg:x="12.676cm" svg:y="1.925cm"><text:p/><draw:enhanced-geometry svg:viewBox="0 0 21600 21600" draw:type="rectangle" draw:enhanced-path="M 0 0 L 21600 0 21600 21600 0 21600 0 0 Z N"/></draw:custom-shape><draw:custom-shape draw:style-name="gr8" draw:text-style-name="P38" svg:width="2.222cm" svg:height="1.269cm" svg:x="12.676cm" svg:y="1.9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 svg:width="2.222cm" svg:height="1.269cm" svg:x="12.676cm" svg:y="0.337cm"><text:p/><draw:enhanced-geometry svg:viewBox="0 0 21600 21600" draw:type="rectangle" draw:enhanced-path="M 0 0 L 21600 0 21600 21600 0 21600 0 0 Z N"/></draw:custom-shape><draw:custom-shape draw:style-name="gr8" draw:text-style-name="P38" svg:width="2.222cm" svg:height="1.269cm" svg:x="12.676cm" svg:y="0.3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 svg:width="2.222cm" svg:height="1.269cm" svg:x="12.676cm" svg:y="3.512cm"><text:p/><draw:enhanced-geometry svg:viewBox="0 0 21600 21600" draw:type="rectangle" draw:enhanced-path="M 0 0 L 21600 0 21600 21600 0 21600 0 0 Z N"/></draw:custom-shape><draw:custom-shape draw:style-name="gr8" draw:text-style-name="P38" svg:width="2.222cm" svg:height="1.269cm" svg:x="12.676cm" svg:y="3.5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 svg:width="2.222cm" svg:height="1.269cm" svg:x="12.676cm" svg:y="5.1cm"><text:p/><draw:enhanced-geometry svg:viewBox="0 0 21600 21600" draw:type="rectangle" draw:enhanced-path="M 0 0 L 21600 0 21600 21600 0 21600 0 0 Z N"/></draw:custom-shape><draw:custom-shape draw:style-name="gr8" draw:text-style-name="P38" svg:width="2.222cm" svg:height="1.269cm" svg:x="12.676cm" svg:y="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8" svg:width="0.634cm" svg:height="2.539cm" svg:x="6.643cm" svg:y="3.195cm"><text:p/><draw:enhanced-geometry svg:viewBox="0 0 21600 21600" draw:type="rectangle" draw:enhanced-path="M 0 0 L 21600 0 21600 21600 0 21600 0 0 Z N"/></draw:custom-shape><draw:line draw:style-name="gr4" draw:text-style-name="P37" svg:x1="6.008cm" svg:y1="3.512cm" svg:x2="6.008cm" svg:y2="4.145cm"><text:p/></draw:line><draw:line draw:style-name="gr4" draw:text-style-name="P37" svg:x1="7.913cm" svg:y1="3.512cm" svg:x2="7.913cm" svg:y2="4.145cm"><text:p/></draw:line><draw:custom-shape draw:style-name="gr10" draw:text-style-name="P38" svg:width="1.904cm" svg:height="0.317cm" svg:x="6.008cm" svg:y="3.512cm"><text:p/><draw:enhanced-geometry svg:viewBox="0 0 1080 180" draw:type="non-primitive" draw:enhanced-path="M 0 0 C 180 90 360 180 540 180 720 180 900 90 1080 0 N"/></draw:custom-shape><draw:custom-shape draw:style-name="gr10" draw:text-style-name="P38" svg:width="1.904cm" svg:height="0.317cm" svg:x="6.008cm" svg:y="4.147cm"><text:p/><draw:enhanced-geometry svg:viewBox="0 0 1080 180" draw:type="non-primitive" draw:enhanced-path="M 0 0 C 180 90 360 180 540 180 720 180 900 90 1080 0 N"/></draw:custom-shape><draw:line draw:style-name="gr4" draw:text-style-name="P37" svg:x1="6.962cm" svg:y1="5.101cm" svg:x2="6.962cm" svg:y2="5.734cm"><text:p/></draw:line><draw:line draw:style-name="gr4" draw:text-style-name="P37" svg:x1="8.867cm" svg:y1="5.101cm" svg:x2="8.867cm" svg:y2="5.734cm"><text:p/></draw:line><draw:custom-shape draw:style-name="gr10" draw:text-style-name="P38" svg:width="1.904cm" svg:height="0.317cm" svg:x="6.961cm" svg:y="5.1cm"><text:p/><draw:enhanced-geometry svg:viewBox="0 0 1080 180" draw:type="non-primitive" draw:enhanced-path="M 0 0 C 180 90 360 180 540 180 720 180 900 90 1080 0 N"/></draw:custom-shape><draw:custom-shape draw:style-name="gr10" draw:text-style-name="P38" svg:width="1.904cm" svg:height="0.317cm" svg:x="6.961cm" svg:y="5.735cm"><text:p/><draw:enhanced-geometry svg:viewBox="0 0 1080 180" draw:type="non-primitive" draw:enhanced-path="M 0 0 C 180 90 360 180 540 180 720 180 900 90 1080 0 N"/></draw:custom-shape><draw:line draw:style-name="gr4" draw:text-style-name="P37" svg:x1="7.597cm" svg:y1="3.196cm" svg:x2="7.597cm" svg:y2="3.829cm"><text:p/></draw:line><draw:line draw:style-name="gr4" draw:text-style-name="P37" svg:x1="9.502cm" svg:y1="3.196cm" svg:x2="9.502cm" svg:y2="3.829cm"><text:p/></draw:line><draw:custom-shape draw:style-name="gr10" draw:text-style-name="P38" svg:width="1.904cm" svg:height="0.317cm" svg:x="7.596cm" svg:y="3.195cm"><text:p/><draw:enhanced-geometry svg:viewBox="0 0 1080 180" draw:type="non-primitive" draw:enhanced-path="M 0 0 C 180 90 360 180 540 180 720 180 990 30 1080 0 N"/></draw:custom-shape><draw:custom-shape draw:style-name="gr10" draw:text-style-name="P38" svg:width="1.904cm" svg:height="0.331cm" svg:x="7.596cm" svg:y="3.83cm"><text:p/><draw:enhanced-geometry svg:viewBox="0 0 1080 180" draw:type="non-primitive" draw:enhanced-path="M 0 0 C 180 90 360 180 540 180 720 180 990 30 1080 0 N"/></draw:custom-shape><draw:line draw:style-name="gr11" draw:text-style-name="P37" svg:x1="3.152cm" svg:y1="1.291cm" svg:x2="6.96cm" svg:y2="3.512cm"><text:p/></draw:line><draw:line draw:style-name="gr11" draw:text-style-name="P37" svg:x1="3.152cm" svg:y1="3.831cm" svg:x2="6.643cm" svg:y2="4.147cm"><text:p/></draw:line><draw:line draw:style-name="gr11" draw:text-style-name="P37" svg:x1="3.152cm" svg:y1="6.049cm" svg:x2="6.325cm" svg:y2="5.098cm"><text:p/></draw:line><draw:line draw:style-name="gr11" draw:text-style-name="P37" svg:x1="12.673cm" svg:y1="0.972cm" svg:x2="9.817cm" svg:y2="3.51cm"><text:p/></draw:line><draw:line draw:style-name="gr11" draw:text-style-name="P37" svg:x1="12.672cm" svg:y1="2.561cm" svg:x2="6.959cm" svg:y2="5.099cm"><text:p/></draw:line><draw:line draw:style-name="gr11" draw:text-style-name="P37" svg:x1="12.673cm" svg:y1="4.147cm" svg:x2="9.817cm" svg:y2="5.098cm"><text:p/></draw:line><draw:line draw:style-name="gr11" draw:text-style-name="P37" svg:x1="12.673cm" svg:y1="5.733cm" svg:x2="9.182cm" svg:y2="5.417cm"><text:p/></draw:line><draw:line draw:style-name="gr4" draw:text-style-name="P37" svg:x1="4.738cm" svg:y1="4.779cm" svg:x2="5.054cm" svg:y2="4.463cm"><text:p/></draw:line><draw:line draw:style-name="gr4" draw:text-style-name="P37" svg:x1="4.738cm" svg:y1="5.414cm" svg:x2="5.054cm" svg:y2="5.098cm"><text:p/></draw:line><draw:line draw:style-name="gr4" draw:text-style-name="P37" svg:x1="4.738cm" svg:y1="6.049cm" svg:x2="5.054cm" svg:y2="5.733cm"><text:p/></draw:line><draw:line draw:style-name="gr4" draw:text-style-name="P37" svg:x1="4.738cm" svg:y1="6.684cm" svg:x2="5.054cm" svg:y2="6.368cm"><text:p/></draw:line><draw:line draw:style-name="gr4" draw:text-style-name="P37" svg:x1="4.738cm" svg:y1="7.319cm" svg:x2="5.054cm" svg:y2="7.003cm"><text:p/></draw:line><draw:line draw:style-name="gr4" draw:text-style-name="P37" svg:x1="4.738cm" svg:y1="7.954cm" svg:x2="5.054cm" svg:y2="7.638cm"><text:p/></draw:line><draw:line draw:style-name="gr4" draw:text-style-name="P37" svg:x1="5.373cm" svg:y1="7.954cm" svg:x2="5.689cm" svg:y2="7.638cm"><text:p/></draw:line><draw:line draw:style-name="gr4" draw:text-style-name="P37" svg:x1="6.008cm" svg:y1="7.954cm" svg:x2="6.324cm" svg:y2="7.638cm"><text:p/></draw:line><draw:line draw:style-name="gr4" draw:text-style-name="P37" svg:x1="6.643cm" svg:y1="7.954cm" svg:x2="6.959cm" svg:y2="7.638cm"><text:p/></draw:line><draw:line draw:style-name="gr4" draw:text-style-name="P37" svg:x1="7.278cm" svg:y1="7.954cm" svg:x2="7.594cm" svg:y2="7.638cm"><text:p/></draw:line><draw:line draw:style-name="gr4" draw:text-style-name="P37" svg:x1="7.913cm" svg:y1="7.954cm" svg:x2="8.229cm" svg:y2="7.638cm"><text:p/></draw:line><draw:line draw:style-name="gr4" draw:text-style-name="P37" svg:x1="8.548cm" svg:y1="7.954cm" svg:x2="8.864cm" svg:y2="7.638cm"><text:p/></draw:line><draw:line draw:style-name="gr4" draw:text-style-name="P37" svg:x1="9.183cm" svg:y1="7.954cm" svg:x2="9.499cm" svg:y2="7.638cm"><text:p/></draw:line><draw:line draw:style-name="gr4" draw:text-style-name="P37" svg:x1="9.818cm" svg:y1="7.954cm" svg:x2="10.134cm" svg:y2="7.638cm"><text:p/></draw:line><draw:line draw:style-name="gr4" draw:text-style-name="P37" svg:x1="10.453cm" svg:y1="7.954cm" svg:x2="10.769cm" svg:y2="7.638cm"><text:p/></draw:line><draw:line draw:style-name="gr4" draw:text-style-name="P37" svg:x1="10.772cm" svg:y1="0.334cm" svg:x2="11.088cm" svg:y2="0.018cm"><text:p/></draw:line><draw:line draw:style-name="gr4" draw:text-style-name="P37" svg:x1="10.772cm" svg:y1="0.969cm" svg:x2="11.088cm" svg:y2="0.653cm"><text:p/></draw:line><draw:line draw:style-name="gr4" draw:text-style-name="P37" svg:x1="10.772cm" svg:y1="1.604cm" svg:x2="11.088cm" svg:y2="1.288cm"><text:p/></draw:line><draw:line draw:style-name="gr4" draw:text-style-name="P37" svg:x1="10.772cm" svg:y1="2.239cm" svg:x2="11.088cm" svg:y2="1.923cm"><text:p/></draw:line><draw:line draw:style-name="gr4" draw:text-style-name="P37" svg:x1="10.772cm" svg:y1="2.874cm" svg:x2="11.088cm" svg:y2="2.558cm"><text:p/></draw:line><draw:line draw:style-name="gr4" draw:text-style-name="P37" svg:x1="10.772cm" svg:y1="3.509cm" svg:x2="11.088cm" svg:y2="3.193cm"><text:p/></draw:line><draw:line draw:style-name="gr4" draw:text-style-name="P37" svg:x1="10.772cm" svg:y1="4.463cm" svg:x2="11.088cm" svg:y2="4.147cm"><text:p/></draw:line><draw:line draw:style-name="gr4" draw:text-style-name="P37" svg:x1="10.772cm" svg:y1="5.098cm" svg:x2="11.088cm" svg:y2="4.782cm"><text:p/></draw:line><draw:line draw:style-name="gr4" draw:text-style-name="P37" svg:x1="10.772cm" svg:y1="5.733cm" svg:x2="11.088cm" svg:y2="5.417cm"><text:p/></draw:line><draw:line draw:style-name="gr4" draw:text-style-name="P37" svg:x1="10.772cm" svg:y1="6.368cm" svg:x2="11.088cm" svg:y2="6.052cm"><text:p/></draw:line><draw:line draw:style-name="gr4" draw:text-style-name="P37" svg:x1="10.772cm" svg:y1="7.003cm" svg:x2="11.088cm" svg:y2="6.687cm"><text:p/></draw:line><draw:line draw:style-name="gr4" draw:text-style-name="P37" svg:x1="10.772cm" svg:y1="7.638cm" svg:x2="11.088cm" svg:y2="7.322cm"><text:p/></draw:line><draw:frame draw:style-name="gr6" draw:text-style-name="P39" svg:width="6.349cm" svg:height="1.269cm" svg:x="4.738cm" svg:y="0.018cm"><draw:text-box><text:p text:style-name="P39"><text:span text:style-name="T16">SISTEMA DE ADMINISTRACIÓN DE LA BASE DE DATOS</text:span></text:p></draw:text-box></draw:frame><draw:frame draw:style-name="gr2" draw:text-style-name="P37" svg:width="3.492cm" svg:height="1.269cm" svg:x="11.723cm" svg:y="7.638cm"><draw:text-box><text:p text:style-name="P37"><text:span text:style-name="T16">USUARIOS FINALES</text:span></text:p></draw:text-box></draw:frame></draw:g><draw:g draw:style-name="gr3"><draw:custom-shape draw:style-name="gr12" draw:text-style-name="P38" svg:width="0.317cm" svg:height="0.38cm" svg:x="15.533cm" svg:y="0.655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line draw:style-name="gr4" draw:text-style-name="P37" svg:x1="15.692cm" svg:y1="1.037cm" svg:x2="15.692cm" svg:y2="1.416cm"><text:p/></draw:line><draw:line draw:style-name="gr4" draw:text-style-name="P37" svg:x1="15.692cm" svg:y1="1.037cm" svg:x2="15.849cm" svg:y2="1.226cm"><text:p/></draw:line><draw:line draw:style-name="gr4" draw:text-style-name="P37" svg:x1="15.689cm" svg:y1="1.037cm" svg:x2="15.532cm" svg:y2="1.226cm"><text:p/></draw:line><draw:line draw:style-name="gr4" draw:text-style-name="P37" svg:x1="15.692cm" svg:y1="1.418cm" svg:x2="15.849cm" svg:y2="1.607cm"><text:p/></draw:line><draw:line draw:style-name="gr4" draw:text-style-name="P37" svg:x1="15.689cm" svg:y1="1.418cm" svg:x2="15.532cm" svg:y2="1.607cm"><text:p/></draw:line></draw:g><draw:g draw:style-name="gr3"><draw:custom-shape draw:style-name="gr12" draw:text-style-name="P38" svg:width="0.317cm" svg:height="0.38cm" svg:x="15.533cm" svg:y="2.242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line draw:style-name="gr4" draw:text-style-name="P37" svg:x1="15.692cm" svg:y1="2.623cm" svg:x2="15.692cm" svg:y2="3.002cm"><text:p/></draw:line><draw:line draw:style-name="gr4" draw:text-style-name="P37" svg:x1="15.692cm" svg:y1="2.623cm" svg:x2="15.849cm" svg:y2="2.812cm"><text:p/></draw:line><draw:line draw:style-name="gr4" draw:text-style-name="P37" svg:x1="15.689cm" svg:y1="2.623cm" svg:x2="15.532cm" svg:y2="2.812cm"><text:p/></draw:line><draw:line draw:style-name="gr4" draw:text-style-name="P37" svg:x1="15.692cm" svg:y1="3.004cm" svg:x2="15.849cm" svg:y2="3.193cm"><text:p/></draw:line><draw:line draw:style-name="gr4" draw:text-style-name="P37" svg:x1="15.689cm" svg:y1="3.004cm" svg:x2="15.532cm" svg:y2="3.193cm"><text:p/></draw:line></draw:g><draw:g draw:style-name="gr3"><draw:custom-shape draw:style-name="gr12" draw:text-style-name="P38" svg:width="0.317cm" svg:height="0.38cm" svg:x="15.533cm" svg:y="3.83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line draw:style-name="gr4" draw:text-style-name="P37" svg:x1="15.692cm" svg:y1="4.212cm" svg:x2="15.692cm" svg:y2="4.591cm"><text:p/></draw:line><draw:line draw:style-name="gr4" draw:text-style-name="P37" svg:x1="15.692cm" svg:y1="4.212cm" svg:x2="15.849cm" svg:y2="4.401cm"><text:p/></draw:line><draw:line draw:style-name="gr4" draw:text-style-name="P37" svg:x1="15.689cm" svg:y1="4.212cm" svg:x2="15.532cm" svg:y2="4.401cm"><text:p/></draw:line><draw:line draw:style-name="gr4" draw:text-style-name="P37" svg:x1="15.692cm" svg:y1="4.593cm" svg:x2="15.849cm" svg:y2="4.782cm"><text:p/></draw:line><draw:line draw:style-name="gr4" draw:text-style-name="P37" svg:x1="15.689cm" svg:y1="4.593cm" svg:x2="15.532cm" svg:y2="4.782cm"><text:p/></draw:line></draw:g><draw:g draw:style-name="gr3"><draw:custom-shape draw:style-name="gr12" draw:text-style-name="P38" svg:width="0.317cm" svg:height="0.38cm" svg:x="15.533cm" svg:y="5.417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line draw:style-name="gr4" draw:text-style-name="P37" svg:x1="15.692cm" svg:y1="5.798cm" svg:x2="15.692cm" svg:y2="6.177cm"><text:p/></draw:line><draw:line draw:style-name="gr4" draw:text-style-name="P37" svg:x1="15.692cm" svg:y1="5.798cm" svg:x2="15.849cm" svg:y2="5.987cm"><text:p/></draw:line><draw:line draw:style-name="gr4" draw:text-style-name="P37" svg:x1="15.689cm" svg:y1="5.798cm" svg:x2="15.532cm" svg:y2="5.987cm"><text:p/></draw:line><draw:line draw:style-name="gr4" draw:text-style-name="P37" svg:x1="15.692cm" svg:y1="6.179cm" svg:x2="15.849cm" svg:y2="6.368cm"><text:p/></draw:line><draw:line draw:style-name="gr4" draw:text-style-name="P37" svg:x1="15.689cm" svg:y1="6.179cm" svg:x2="15.532cm" svg:y2="6.368cm"><text:p/></draw:line></draw:g></draw:g></text:p>
      <text:p text:style-name="P9"/>
      <text:p text:style-name="P4"/>
      <text:p text:style-name="P4"/>
      <text:p text:style-name="P4"/>
      <text:p text:style-name="P4"/>
      <text:p text:style-name="P14"/>
      <text:p text:style-name="P27">Datos</text:p>
      <text:p text:style-name="P19"><text:span text:style-name="T1">Los datos almacenados en el sistema se dividen en una o más bases de datos, aunque vamos a suponer que los datos se encuentran almacenados en una única base de datos. Una base de datos es un almacén de los mismos, que en general se puede considerar como </text:span><text:span text:style-name="T7">integrada</text:span><text:span text:style-name="T1"> y </text:span><text:span text:style-name="T7">compartida</text:span><text:span text:style-name="T1">.</text:span></text:p>
      <text:list xml:id="list8998091718506467888" text:style-name="L35">
        <text:list-item>
          <text:p text:style-name="P31"><text:span text:style-name="T10">I</text:span><text:span text:style-name="T9">ntegrada:</text:span><text:span text:style-name="T1"> </text:span><text:span text:style-name="T2">Porque l</text:span><text:span text:style-name="T1">a base de datos es una unificación de distintos ficheros de datos independientes donde la redundancia está total o parcialmente eliminada y si existiera, esta estaría controlada totalmente. Esto evita que puedan existir problemas de inconsistencia.</text:span></text:p>
        </text:list-item>
        <text:list-item>
          <text:p text:style-name="P31"><text:span text:style-name="T10">C</text:span><text:span text:style-name="T9">ompartida:</text:span><text:span text:style-name="T1"> </text:span><text:span text:style-name="T4">Porque l</text:span><text:span text:style-name="T1">os datos pueden ser accedidos y utilizados por distintos usuarios para fines distintos, aunque las vistas de cada uno de los usuarios, dependerá de las atribuciones o permisos que cada uno posea.</text:span></text:p>
        </text:list-item>
      </text:list>
      <text:p text:style-name="P27"><text:soft-page-break/>Hardware</text:p>
      <text:p text:style-name="P29">Está formado por los volúmenes de almacenamiento secundario donde reside la base de datos.</text:p>
      <text:p text:style-name="P27">Software.</text:p>
      <text:p text:style-name="P20"><text:span text:style-name="T1">Entre la base de datos física y los usuarios del sistema existe un nivel de software <text:s/>conocido como </text:span><text:span text:style-name="T5">Sistema de Administración de Bases de Datos o SGBD</text:span><text:span text:style-name="T1">. Este maneja todas las solicitudes de acceso a la base de datos formuladas por los usuarios.</text:span></text:p>
      <text:p text:style-name="P28">Usuarios.</text:p>
      <text:p text:style-name="P30">Se consideran tres clases de usuarios:</text:p>
      <text:list xml:id="list4786047157531303327" text:style-name="L36">
        <text:list-item>
          <text:p text:style-name="P32"><text:span text:style-name="T8">Programador de aplicaciones:</text:span><text:span text:style-name="T5"> </text:span><text:span text:style-name="T6">es el </text:span><text:span text:style-name="T1">encargado de escribir programas de aplicación que utilicen bases de datos. Los programas pueden ser aplicaciones corrientes, destinadas a usuarios finales que interactúan con la base de datos.</text:span></text:p>
        </text:list-item>
        <text:list-item>
          <text:p text:style-name="P32"><text:span text:style-name="T8">Usuario final:</text:span><text:span text:style-name="T5"> </text:span><text:span text:style-name="T1">es el que accede a la base de datos desde un Terminal, pudiendo emplear un lenguaje de consulta proporcionado por el SGBD o utilizando una aplicación final.</text:span></text:p>
        </text:list-item>
        <text:list-item>
          <text:p text:style-name="P33"><text:span text:style-name="T8">Admistrador de la Base de Datos</text:span><text:span text:style-name="T11"> o DBA:</text:span><text:span text:style-name="T1"> </text:span><text:span text:style-name="T4">sus</text:span><text:span text:style-name="T1"> funciones son muy amplias y serán descritas de forma detallada.</text:span></text:p>
        </text:list-item>
      </text:list>
      <text:p text:style-name="P16"><text:span text:style-name="T12">VENTAJAS DE LAS BASES DE DATOS</text:span><text:span text:style-name="T3">.</text:span></text:p>
      <text:p text:style-name="P13">¿Por qué una empresa debe optar por almacenar sus datos de operación en una base de datos integrada? La respuesta general a esta pregunta es que un sistema de base de datos proporciona a la empresa un control centralizado de la información. De esta forma en una empresa que utilice un sistema de gestión de base de datos debe existir una persona específica cuya responsabilidad sea la de controlar los datos de la base, esta persona es el Administrador de la Base de Datos.</text:p>
      <text:p text:style-name="P13">Las ventajas de forma más detallada son las siguientes:</text:p>
      <text:list xml:id="list4434275839866640745" text:style-name="L37">
        <text:list-item>
          <text:p text:style-name="P34">La redundancia de la información puede eliminarse o al menos reducirse.</text:p>
        </text:list-item>
        <text:list-item>
          <text:p text:style-name="P34">Puede evitarse la inconsistencia (al menos en cierta medida)</text:p>
        </text:list-item>
        <text:list-item>
          <text:p text:style-name="P34">Los datos pueden compartirse.</text:p>
        </text:list-item>
        <text:list-item>
          <text:p text:style-name="P34"><text:soft-page-break/>Pueden hacerse cumplir normas preestablecidas.</text:p>
        </text:list-item>
        <text:list-item>
          <text:p text:style-name="P34">Pueden aplicarse restricciones de seguridad.</text:p>
        </text:list-item>
        <text:list-item>
          <text:p text:style-name="P34">Puede conservarse la integridad.</text:p>
        </text:list-item>
      </text:list>
      <text:p text:style-name="P35"/>
      <text:p text:style-name="P17">ARQUITECTURA DE UN SISTEMA DE BASE DE DATOS</text:p>
      <text:p text:style-name="P15"><text:span text:style-name="T1">La arquitectura de un sistema de bases de datos, según el organismo de normalización ANSI/SPARC se divide el tres niveles: </text:span><text:span text:style-name="T3">Interno, Externo y Conceptual.</text:span></text:p>
      <text:p text:style-name="P12"><text:span text:style-name="T13">E</text:span><draw:frame draw:style-name="fr1" draw:name="Objeto1" text:anchor-type="char" svg:x="-0.026cm" svg:y="0.037cm" svg:width="8.701cm" svg:height="8.941cm" draw:z-index="1"><draw:object-ole xlink:href="./Object 1" xlink:type="simple" xlink:show="embed" xlink:actuate="onLoad"/><draw:image xlink:href="./ObjectReplacements/Object 1" xlink:type="simple" xlink:show="embed" xlink:actuate="onLoad"/><svg:desc>Objeto OLE</svg:desc></draw:frame>l nivel <text:s/>interno es el más cercano al almacenamiento físico, es decir con<text:span text:style-name="T15">t</text:span>iene la manera en que los datos se almacenan.</text:p>
      <text:p text:style-name="P12">El externo es el más cercano a los usuarios, es decir, el que <text:span text:style-name="T13">indica</text:span> la forma en que cada uno de los usuarios ve los datos.</text:p>
      <text:p text:style-name="P12"><text:span text:style-name="T13">E</text:span>l conceptual es un nivel de mediación entre los dos. <text:span text:style-name="T14">S</text:span>e puede decir que el nivel conceptual es la vista común de todos <text:span text:style-name="T14">los usuarios</text:span>, y a su vez se corresponde con una sola vista interna que son los datos que están en verdad almacenados.</text:p>
      <text:p text:style-name="P11">El siguiente esquema muestra la arquitectura de una base de datos de una forma más extensa.</text:p>
      <text:p text:style-name="P10"><draw:g text:anchor-type="char" draw:z-index="2" draw:style-name="gr1"><draw:frame draw:style-name="gr13" draw:text-style-name="P38" svg:width="1.906cm" svg:height="1.588cm" svg:x="1.08cm" svg:y="0.836cm"><draw:text-box><text:p text:style-name="P38"><text:span text:style-name="T18">Usuario</text:span></text:p><text:p text:style-name="P37"><text:span text:style-name="T18">A1</text:span></text:p></draw:text-box></draw:frame><draw:frame draw:style-name="gr13" draw:text-style-name="P38" svg:width="1.906cm" svg:height="1.588cm" svg:x="3.62cm" svg:y="0.836cm"><draw:text-box><text:p text:style-name="P38"><text:span text:style-name="T18">Usuario</text:span></text:p><text:p text:style-name="P37"><text:span text:style-name="T18">A2</text:span></text:p></draw:text-box></draw:frame><draw:frame draw:style-name="gr13" draw:text-style-name="P38" svg:width="1.906cm" svg:height="1.588cm" svg:x="6.795cm" svg:y="0.836cm"><draw:text-box><text:p text:style-name="P38"><text:span text:style-name="T18">Usuario</text:span></text:p><text:p text:style-name="P37"><text:span text:style-name="T18">B1</text:span></text:p></draw:text-box></draw:frame><draw:frame draw:style-name="gr13" draw:text-style-name="P38" svg:width="1.906cm" svg:height="1.588cm" svg:x="9.335cm" svg:y="0.836cm"><draw:text-box><text:p text:style-name="P38"><text:span text:style-name="T18">Usuario</text:span></text:p><text:p text:style-name="P37"><text:span text:style-name="T18">B2</text:span></text:p></draw:text-box></draw:frame><draw:frame draw:style-name="gr13" draw:text-style-name="P38" svg:width="1.906cm" svg:height="1.588cm" svg:x="11.875cm" svg:y="0.836cm"><draw:text-box><text:p text:style-name="P38"><text:span text:style-name="T18">Usuario</text:span></text:p><text:p text:style-name="P37"><text:span text:style-name="T18">B3</text:span></text:p></draw:text-box></draw:frame><draw:line draw:style-name="gr14" draw:text-style-name="P37" svg:x1="13.78cm" svg:y1="1.47cm" svg:x2="15.05cm" svg:y2="1.47cm"><text:p/></draw:line><draw:frame draw:style-name="gr13" draw:text-style-name="P38" svg:width="3.176cm" svg:height="1.588cm" svg:x="1.715cm" svg:y="4.011cm"><draw:text-box><text:p text:style-name="P38"><text:span text:style-name="T18">Nivel Externo</text:span></text:p><text:p text:style-name="P37"><text:span text:style-name="T18">A</text:span></text:p></draw:text-box></draw:frame><draw:frame draw:style-name="gr13" draw:text-style-name="P38" svg:width="3.176cm" svg:height="1.588cm" svg:x="8.7cm" svg:y="4.011cm"><draw:text-box><text:p text:style-name="P38"><text:span text:style-name="T18">Nivel Externo</text:span></text:p><text:p text:style-name="P37"><text:span text:style-name="T18">B</text:span></text:p></draw:text-box></draw:frame><draw:frame draw:style-name="gr13" draw:text-style-name="P37" svg:width="4.446cm" svg:height="1.906cm" svg:x="5.017cm" svg:y="7.186cm"><draw:text-box><text:p text:style-name="P37"><text:span text:style-name="T18">Modelo Conceptual</text:span></text:p><text:p text:style-name="P37"><text:span text:style-name="T18"/></text:p><text:p text:style-name="P37"><text:span text:style-name="T18">(Modelo de Datos)</text:span></text:p></draw:text-box></draw:frame><draw:custom-shape draw:style-name="gr15" draw:text-style-name="P38" svg:width="10.478cm" svg:height="1.588cm" svg:x="2.159cm" svg:y="10.679cm"><text:p/><draw:enhanced-geometry svg:viewBox="0 0 21600 21600" draw:mirror-horizontal="false" draw:mirror-vertical="false" draw:type="rectangle" draw:enhanced-path="M 0 0 L 21600 0 21600 21600 0 21600 0 0 Z N"/></draw:custom-shape><draw:custom-shape draw:style-name="gr16" draw:text-style-name="P38" svg:width="0.636cm" svg:height="0.953cm" svg:x="2.794cm" svg:y="10.996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6" draw:text-style-name="P38" svg:width="0.636cm" svg:height="0.953cm" svg:x="4.064cm" svg:y="10.996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6" draw:text-style-name="P38" svg:width="0.636cm" svg:height="0.953cm" svg:x="5.334cm" svg:y="10.996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6" draw:text-style-name="P38" svg:width="0.636cm" svg:height="0.953cm" svg:x="6.604cm" svg:y="10.996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6" draw:text-style-name="P38" svg:width="0.636cm" svg:height="0.953cm" svg:x="7.874cm" svg:y="10.996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6" draw:text-style-name="P38" svg:width="0.636cm" svg:height="0.953cm" svg:x="9.144cm" svg:y="10.996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6" draw:text-style-name="P38" svg:width="0.636cm" svg:height="0.953cm" svg:x="10.414cm" svg:y="10.996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6" draw:text-style-name="P38" svg:width="0.636cm" svg:height="0.953cm" svg:x="11.367cm" svg:y="10.996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7" draw:text-style-name="P38" svg:width="3.493cm" svg:height="3.493cm" svg:x="14.224cm" svg:y="6.234cm"><text:p text:style-name="P38"><text:span text:style-name="T18">Sistema de gestión de la Base de Dato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37" svg:x1="2.032cm" svg:y1="2.424cm" svg:x2="3.302cm" svg:y2="4.012cm"><text:p/></draw:line><draw:line draw:style-name="gr18" draw:text-style-name="P37" svg:x1="4.572cm" svg:y1="2.424cm" svg:x2="3.302cm" svg:y2="4.012cm"><text:p/></draw:line><draw:line draw:style-name="gr18" draw:text-style-name="P37" svg:x1="7.747cm" svg:y1="2.424cm" svg:x2="9.97cm" svg:y2="4.012cm"><text:p/></draw:line><draw:line draw:style-name="gr18" draw:text-style-name="P37" svg:x1="10.287cm" svg:y1="2.424cm" svg:x2="10.287cm" svg:y2="4.012cm"><text:p/></draw:line><draw:line draw:style-name="gr18" draw:text-style-name="P37" svg:x1="12.828cm" svg:y1="2.424cm" svg:x2="10.605cm" svg:y2="4.012cm"><text:p/></draw:line><draw:frame draw:style-name="gr6" draw:text-style-name="P38" svg:width="2.223cm" svg:height="1.271cm" svg:x="0.445cm" svg:y="2.741cm"><draw:text-box><text:p text:style-name="P38"><text:span text:style-name="T19">Esquema externo A</text:span></text:p></draw:text-box></draw:frame><draw:frame draw:style-name="gr6" draw:text-style-name="P38" svg:width="2.223cm" svg:height="1.271cm" svg:x="6.16cm" svg:y="3.059cm"><draw:text-box><text:p text:style-name="P38"><text:span text:style-name="T19">Esquema externo B</text:span></text:p></draw:text-box></draw:frame><draw:line draw:style-name="gr19" draw:text-style-name="P37" svg:x1="12.319cm" svg:y1="4.645cm" svg:x2="15.494cm" svg:y2="4.645cm"><text:p/></draw:line><draw:line draw:style-name="gr18" draw:text-style-name="P37" svg:x1="10.732cm" svg:y1="5.599cm" svg:x2="7.874cm" svg:y2="7.187cm"><text:p/></draw:line><draw:line draw:style-name="gr18" draw:text-style-name="P37" svg:x1="3.747cm" svg:y1="5.599cm" svg:x2="6.605cm" svg:y2="7.187cm"><text:p/></draw:line><draw:frame draw:style-name="gr2" draw:text-style-name="P38" svg:width="5.716cm" svg:height="0.636cm" svg:x="7.239cm" svg:y="5.916cm"><draw:text-box><text:p text:style-name="P38"><text:span text:style-name="T19">Aplicación proyectiva externa <text:s/>B</text:span></text:p></draw:text-box></draw:frame><draw:frame draw:style-name="gr2" draw:text-style-name="P38" svg:width="5.716cm" svg:height="0.636cm" svg:x="1.207cm" svg:y="5.916cm"><draw:text-box><text:p text:style-name="P38"><text:span text:style-name="T19">Aplicación proyectiva externa <text:s/>A</text:span></text:p></draw:text-box></draw:frame><draw:line draw:style-name="gr18" draw:text-style-name="P37" svg:x1="7.239cm" svg:y1="9.09cm" svg:x2="7.239cm" svg:y2="10.678cm"><text:p/></draw:line><draw:frame draw:style-name="gr2" draw:text-style-name="P38" svg:width="5.081cm" svg:height="0.636cm" svg:x="4.699cm" svg:y="9.726cm"><draw:text-box><text:p text:style-name="P38"><text:span text:style-name="T19">Aplicación proyectiva interna</text:span></text:p><text:p text:style-name="P38"><text:span text:style-name="T19"/></text:p><text:p text:style-name="P38"><text:span text:style-name="T19"/></text:p></draw:text-box></draw:frame><draw:frame draw:style-name="gr6" draw:text-style-name="P38" svg:width="2.223cm" svg:height="1.271cm" svg:x="2.159cm" svg:y="7.504cm"><draw:text-box><text:p text:style-name="P38"><text:span text:style-name="T19">Esquema conceptual</text:span></text:p></draw:text-box></draw:frame><draw:frame draw:style-name="gr6" draw:text-style-name="P38" svg:width="2.223cm" svg:height="1.271cm" svg:x="0.572cm" svg:y="10.679cm"><draw:text-box><text:p text:style-name="P38"><text:span text:style-name="T19">Esquema interno</text:span></text:p></draw:text-box></draw:frame><draw:frame draw:style-name="gr6" draw:text-style-name="P37" svg:width="2.223cm" svg:height="1.271cm" svg:x="13.272cm" svg:y="10.996cm"><draw:text-box><text:p text:style-name="P37"><text:span text:style-name="T19">Modelo interno</text:span></text:p></draw:text-box></draw:frame><draw:line draw:style-name="gr18" draw:text-style-name="P37" svg:x1="14.415cm" svg:y1="1.47cm" svg:x2="15.685cm" svg:y2="6.233cm"><text:p/></draw:line><draw:line draw:style-name="gr18" draw:text-style-name="P37" svg:x1="13.272cm" svg:y1="4.645cm" svg:x2="15.177cm" svg:y2="6.55cm"><text:p/></draw:line><draw:line draw:style-name="gr18" draw:text-style-name="P37" svg:x1="12.002cm" svg:y1="6.234cm" svg:x2="14.225cm" svg:y2="7.504cm"><text:p/></draw:line><draw:line draw:style-name="gr18" draw:text-style-name="P37" svg:x1="14.225cm" svg:y1="7.82cm" svg:x2="9.462cm" svg:y2="7.82cm"><text:p/></draw:line><draw:line draw:style-name="gr18" draw:text-style-name="P37" svg:x1="14.224cm" svg:y1="8.139cm" svg:x2="7.239cm" svg:y2="10.044cm"><text:p/></draw:line><draw:line draw:style-name="gr18" draw:text-style-name="P37" svg:x1="14.542cm" svg:y1="9.09cm" svg:x2="12.319cm" svg:y2="10.678cm"><text:p/></draw:line><draw:custom-shape draw:style-name="gr20" draw:text-style-name="P38" svg:width="0.318cm" svg:height="9.843cm" svg:x="-0.19cm" svg:y="2.741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1" draw:text-style-name="P37" svg:width="9.21cm" svg:height="1.273cm" draw:transform="rotate (1.5707963267949) translate (-1.143cm 4.65551388888889cm)"><draw:text-box><text:p text:style-name="P37"><text:span text:style-name="T20">Interfaz de usuario</text:span></text:p></draw:text-box></draw:frame><draw:frame draw:style-name="gr2" draw:text-style-name="P37" svg:width="11.748cm" svg:height="1.271cm" svg:x="1.397cm" svg:y="13.219cm"><draw:text-box><text:p text:style-name="P37"><text:span text:style-name="T18">Arquitectura ANSI/SPARC para un <text:s/>Sistema de Gestión de Datos</text:span></text:p></draw:text-box></draw:frame></draw:g></text:p>
      <text:p text:style-name="P6"/>
      <text:p text:style-name="P21"><text:tab/></text:p>
      <text:p text:style-name="P22"/>
      <text:p text:style-name="P23"/>
      <text:p text:style-name="P5"/>
      <text:p text:style-name="P5"/>
      <text:p text:style-name="P5"/>
      <text:p text:style-name="P5"/>
      <text:p text:style-name="P5"/>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face style:name="FreeSans2" svg:font-family="FreeSans" style:font-family-generic="swiss"/>
    <style:font-face style:name="Droid Sans Fallback1" svg:font-family="'Droid Sans Fallback'"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msArrowEnd_20_5" draw:display-name="msArrowEnd 5" svg:viewBox="0 0 120 120" svg:d="M60 0l60 120h-120z"/>
    <draw:stroke-dash draw:name="Dash_20_1" draw:display-name="Dash 1" draw:style="rect" draw:dots1="1" draw:dots1-length="0.035cm" draw:distance="0.035cm"/>
    <draw:stroke-dash draw:name="Dash_20_2" draw:display-name="Dash 2" draw:style="rect" draw:dots1="1" draw:dots1-length="0.053cm" draw:distance="0.053cm"/>
    <draw:stroke-dash draw:name="Dash_20_3" draw:display-name="Dash 3" draw:style="rect" draw:dots1="1" draw:dots1-length="0.035cm" draw:distance="0.035cm"/>
    <draw:stroke-dash draw:name="Dash_20_4" draw:display-name="Dash 4" draw:style="rect" draw:dots1="1" draw:dots1-length="0.052cm" draw:distance="0.05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2.223cm" fo:text-indent="-0.635cm" fo:margin-left="2.223cm"/>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20:36:12.860516064</meta:creation-date>
    <dc:date>2017-10-10T19:54:51.014454298</dc:date>
    <meta:editing-duration>PT18M23S</meta:editing-duration>
    <meta:editing-cycles>2</meta:editing-cycles>
    <meta:generator>LibreOffice/4.3.3.2$Linux_X86_64 LibreOffice_project/430m0$Build-2</meta:generator>
    <meta:document-statistic meta:table-count="0" meta:image-count="0" meta:object-count="1" meta:page-count="4" meta:paragraph-count="34" meta:word-count="623" meta:character-count="3699" meta:non-whitespace-character-count="3117"/>
  </office:meta>
</office:document-meta>
</file>